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4374in" svg:height="3.5429in" svg:x="3.1504in" svg:y="0.2071in">
            <draw:object draw:notify-on-update-of-ranges="Sheet1.A1:Sheet1.A31 Sheet1.B1:Sheet1.B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4118in" svg:height="3.5791in" svg:x="11.5665in" svg:y="0.1752in">
            <draw:object draw:notify-on-update-of-ranges="Sheet1.J1:Sheet1.J15 Sheet1.K1:Sheet1.K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.4008in" svg:height="3.702in" svg:x="3.5665in" svg:y="6.776in">
            <draw:object draw:notify-on-update-of-ranges="Sheet1.A39:Sheet1.A69 Sheet1.B39:Sheet1.B6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10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([.B1]+[.B2])/2*([.A1]-[.A2])" office:value-type="float" office:value="0.067" calcext:value-type="float">
            <text:p>0.067</text:p>
          </table:table-cell>
          <table:table-cell table:number-columns-repeated="6"/>
          <table:table-cell table:number-columns-repeated="2" table:style-name="ce1" office:value-type="float" office:value="1" calcext:value-type="float">
            <text:p>1</text:p>
          </table:table-cell>
          <table:table-cell table:formula="of:=([.K1]+[.K2])/2*([.J1]-[.J2])"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  <table:table-cell table:formula="of:=([.B2]+[.B3])/2*([.A2]-[.A3])" office:value-type="float" office:value="0.0660000000000001" calcext:value-type="float">
            <text:p>0.066</text:p>
          </table:table-cell>
          <table:table-cell table:number-columns-repeated="6"/>
          <table:table-cell table:style-name="ce1" office:value-type="float" office:value="0.933" calcext:value-type="float">
            <text:p>0.933</text:p>
          </table:table-cell>
          <table:table-cell table:style-name="ce1" office:value-type="float" office:value="1" calcext:value-type="float">
            <text:p>1</text:p>
          </table:table-cell>
          <table:table-cell table:formula="of:=([.K2]+[.K3])/2*([.J2]-[.J3])" office:value-type="float" office:value="0.0660000000000001" calcext:value-type="float">
            <text:p>0.066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table:formula="of:=([.B3]+[.B4])/2*([.A3]-[.A4])" office:value-type="float" office:value="0.067" calcext:value-type="float">
            <text:p>0.067</text:p>
          </table:table-cell>
          <table:table-cell table:number-columns-repeated="6"/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1" calcext:value-type="float">
            <text:p>1</text:p>
          </table:table-cell>
          <table:table-cell table:formula="of:=([.K3]+[.K4])/2*([.J3]-[.J4])"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([.B4]+[.B5])/2*([.A4]-[.A5])" office:value-type="float" office:value="0.0670000000000001" calcext:value-type="float">
            <text:p>0.067</text:p>
          </table:table-cell>
          <table:table-cell table:number-columns-repeated="6"/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" calcext:value-type="float">
            <text:p>1</text:p>
          </table:table-cell>
          <table:table-cell table:formula="of:=([.K4]+[.K5])/2*([.J4]-[.J5])" office:value-type="float" office:value="0.0670000000000001" calcext:value-type="float">
            <text:p>0.067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1" calcext:value-type="float">
            <text:p>1</text:p>
          </table:table-cell>
          <table:table-cell table:formula="of:=([.B5]+[.B6])/2*([.A5]-[.A6])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0.733" calcext:value-type="float">
            <text:p>0.733</text:p>
          </table:table-cell>
          <table:table-cell table:style-name="ce1" office:value-type="float" office:value="1" calcext:value-type="float">
            <text:p>1</text:p>
          </table:table-cell>
          <table:table-cell table:formula="of:=([.K5]+[.K6])/2*([.J5]-[.J6])" office:value-type="float" office:value="0.061611" calcext:value-type="float">
            <text:p>0.061611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0.933" calcext:value-type="float">
            <text:p>0.933</text:p>
          </table:table-cell>
          <table:table-cell table:formula="of:=([.B6]+[.B7])/2*([.A6]-[.A7])" office:value-type="float" office:value="0.061578" calcext:value-type="float">
            <text:p>0.061578</text:p>
          </table:table-cell>
          <table:table-cell table:number-columns-repeated="6"/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867" calcext:value-type="float">
            <text:p>0.867</text:p>
          </table:table-cell>
          <table:table-cell table:formula="of:=([.K6]+[.K7])/2*([.J6]-[.J7])" office:value-type="float" office:value="0.2225445" calcext:value-type="float">
            <text:p>0.2225445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.933" calcext:value-type="float">
            <text:p>0.933</text:p>
          </table:table-cell>
          <table:table-cell table:formula="of:=([.B7]+[.B8])/2*([.A7]-[.A8])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8" calcext:value-type="float">
            <text:p>0.8</text:p>
          </table:table-cell>
          <table:table-cell table:formula="of:=([.K7]+[.K8])/2*([.J7]-[.J8])" office:value-type="float" office:value="0.0513555" calcext:value-type="float">
            <text:p>0.0513555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.867" calcext:value-type="float">
            <text:p>0.867</text:p>
          </table:table-cell>
          <table:table-cell table:formula="of:=([.B8]+[.B9])/2*([.A8]-[.A9])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733" calcext:value-type="float">
            <text:p>0.733</text:p>
          </table:table-cell>
          <table:table-cell table:formula="of:=([.K8]+[.K9])/2*([.J8]-[.J9])" office:value-type="float" office:value="0.1862" calcext:value-type="float">
            <text:p>0.1862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formula="of:=([.B9]+[.B10])/2*([.A9]-[.A10])" office:value-type="float" office:value="0.0536" calcext:value-type="float">
            <text:p>0.0536</text:p>
          </table:table-cell>
          <table:table-cell table:number-columns-repeated="6"/>
          <table:table-cell table:style-name="ce1" office:value-type="float" office:value="0.067" calcext:value-type="float">
            <text:p>0.067</text:p>
          </table:table-cell>
          <table:table-cell table:style-name="ce1" office:value-type="float" office:value="0.667" calcext:value-type="float">
            <text:p>0.667</text:p>
          </table:table-cell>
          <table:table-cell table:formula="of:=([.K9]+[.K10])/2*([.J9]-[.J10])" office:value-type="float" office:value="0.0335" calcext:value-type="float">
            <text:p>0.033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formula="of:=([.B10]+[.B11])/2*([.A10]-[.A11])" office:value-type="float" office:value="0.0536000000000001" calcext:value-type="float">
            <text:p>0.0536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3" calcext:value-type="float">
            <text:p>0.333</text:p>
          </table:table-cell>
          <table:table-cell table:formula="of:=([.K10]+[.K11])/2*([.J10]-[.J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0.8" calcext:value-type="float">
            <text:p>0.8</text:p>
          </table:table-cell>
          <table:table-cell table:formula="of:=([.B11]+[.B12])/2*([.A11]-[.A12])" office:value-type="float" office:value="0.0528" calcext:value-type="float">
            <text:p>0.0528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267" calcext:value-type="float">
            <text:p>0.267</text:p>
          </table:table-cell>
          <table:table-cell table:formula="of:=([.K11]+[.K12])/2*([.J11]-[.J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0.8" calcext:value-type="float">
            <text:p>0.8</text:p>
          </table:table-cell>
          <table:table-cell table:formula="of:=([.B12]+[.B13])/2*([.A12]-[.A13])" office:value-type="float" office:value="0.0536" calcext:value-type="float">
            <text:p>0.0536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formula="of:=([.K12]+[.K13])/2*([.J12]-[.J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formula="of:=([.B13]+[.B14])/2*([.A13]-[.A14])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33" calcext:value-type="float">
            <text:p>0.133</text:p>
          </table:table-cell>
          <table:table-cell table:formula="of:=([.K13]+[.K14])/2*([.J13]-[.J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33" calcext:value-type="float">
            <text:p>0.733</text:p>
          </table:table-cell>
          <table:table-cell table:formula="of:=([.B14]+[.B15])/2*([.A14]-[.A15])" office:value-type="float" office:value="0.049111" calcext:value-type="float">
            <text:p>0.049111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7" calcext:value-type="float">
            <text:p>0.067</text:p>
          </table:table-cell>
          <table:table-cell table:formula="of:=([.K14]+[.K15])/2*([.J14]-[.J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0.733" calcext:value-type="float">
            <text:p>0.733</text:p>
          </table:table-cell>
          <table:table-cell table:formula="of:=([.B15]+[.B16])/2*([.A15]-[.A16])" office:value-type="float" office:value="0" calcext:value-type="float">
            <text:p>0</text:p>
          </table:table-cell>
          <table:table-cell table:number-columns-repeated="6"/>
          <table:table-cell table:number-columns-repeated="2" table:style-name="ce1" office:value-type="float" office:value="0" calcext:value-type="float">
            <text:p>0</text:p>
          </table:table-cell>
          <table:table-cell table:formula="of:=([.K15]+[.K16])/2*([.J15]-[.J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formula="of:=([.B16]+[.B17])/2*([.A16]-[.A17])" office:value-type="float" office:value="0.044022" calcext:value-type="float">
            <text:p>0.044022</text:p>
          </table:table-cell>
          <table:table-cell table:number-columns-repeated="8"/>
          <table:table-cell table:formula="of:=SUM([.L1:.L15])" office:value-type="float" office:value="0.822211" calcext:value-type="float">
            <text:p>0.822211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0.667" calcext:value-type="float">
            <text:p>0.667</text:p>
          </table:table-cell>
          <table:table-cell table:formula="of:=([.B17]+[.B18])/2*([.A17]-[.A18])" office:value-type="float" office:value="0.044689" calcext:value-type="float">
            <text:p>0.044689</text:p>
          </table:table-cell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67" calcext:value-type="float">
            <text:p>0.667</text:p>
          </table:table-cell>
          <table:table-cell table:formula="of:=([.B18]+[.B19])/2*([.A18]-[.A19])" office:value-type="float" office:value="0.044689" calcext:value-type="float">
            <text:p>0.044689</text:p>
          </table:table-cell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0.667" calcext:value-type="float">
            <text:p>0.667</text:p>
          </table:table-cell>
          <table:table-cell table:formula="of:=([.B19]+[.B20])/2*([.A19]-[.A20])" office:value-type="float" office:value="0.044022" calcext:value-type="float">
            <text:p>0.044022</text:p>
          </table:table-cell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.667" calcext:value-type="float">
            <text:p>0.667</text:p>
          </table:table-cell>
          <table:table-cell table:formula="of:=([.B20]+[.B21])/2*([.A20]-[.A21])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.6" calcext:value-type="float">
            <text:p>0.6</text:p>
          </table:table-cell>
          <table:table-cell table:formula="of:=([.B21]+[.B22])/2*([.A21]-[.A2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.533" calcext:value-type="float">
            <text:p>0.533</text:p>
          </table:table-cell>
          <table:table-cell table:formula="of:=([.B22]+[.B23])/2*([.A22]-[.A23])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.467" calcext:value-type="float">
            <text:p>0.467</text:p>
          </table:table-cell>
          <table:table-cell table:formula="of:=([.B23]+[.B24])/2*([.A23]-[.A24])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.4" calcext:value-type="float">
            <text:p>0.4</text:p>
          </table:table-cell>
          <table:table-cell table:formula="of:=([.B24]+[.B25])/2*([.A24]-[.A25])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.333" calcext:value-type="float">
            <text:p>0.333</text:p>
          </table:table-cell>
          <table:table-cell table:formula="of:=([.B25]+[.B26])/2*([.A25]-[.A26])" office:value-type="float" office:value="0.022311" calcext:value-type="float">
            <text:p>0.022311</text:p>
          </table:table-cell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3" calcext:value-type="float">
            <text:p>0.333</text:p>
          </table:table-cell>
          <table:table-cell table:formula="of:=([.B26]+[.B27])/2*([.A26]-[.A27])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7" calcext:value-type="float">
            <text:p>0.267</text:p>
          </table:table-cell>
          <table:table-cell table:formula="of:=([.B27]+[.B28])/2*([.A27]-[.A2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([.B28]+[.B29])/2*([.A28]-[.A2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table:formula="of:=([.B29]+[.B30])/2*([.A29]-[.A3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.067</text:p>
          </table:table-cell>
          <table:table-cell table:formula="of:=([.B30]+[.B31])/2*([.A30]-[.A3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([.B31]+[.B32])/2*([.A31]-[.A3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formula="of:=SUM([.C1:.C31])" office:value-type="float" office:value="0.791022" calcext:value-type="float">
            <text:p>0.791022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2" table:style-name="Default" office:value-type="string" calcext:value-type="string">
            <text:p>------------------</text:p>
          </table:table-cell>
          <table:table-cell office:value-type="string" calcext:value-type="string">
            <text:p>-------------------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-(([.B39]+[.B40])/2*([.A39]-[.A40])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67" calcext:value-type="float">
            <text:p>0.0667</text:p>
          </table:table-cell>
          <table:table-cell table:style-name="ce3" table:formula="of:=-(([.B40]+[.B41])/2*([.A40]-[.A41])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33" calcext:value-type="float">
            <text:p>0.1333</text:p>
          </table:table-cell>
          <table:table-cell table:style-name="ce3" table:formula="of:=-(([.B41]+[.B42])/2*([.A41]-[.A42])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style-name="ce3" table:formula="of:=-(([.B42]+[.B43])/2*([.A42]-[.A43])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table:style-name="ce3" table:formula="of:=-(([.B43]+[.B44])/2*([.A43]-[.A44])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style-name="ce3" table:formula="of:=-(([.B44]+[.B45])/2*([.A44]-[.A45])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3" table:formula="of:=-(([.B45]+[.B46])/2*([.A45]-[.A46]))" office:value-type="float" office:value="0.02668" calcext:value-type="float">
            <text:p>0.02668</text:p>
          </table:table-cell>
          <table:table-cell table:number-columns-repeated="9"/>
        </table:table-row>
        <table:table-row table:style-name="ro1">
          <table:table-cell office:value-type="float" office:value="0.0667" calcext:value-type="float">
            <text:p>0.0667</text:p>
          </table:table-cell>
          <table:table-cell office:value-type="float" office:value="0.4" calcext:value-type="float">
            <text:p>0.4</text:p>
          </table:table-cell>
          <table:table-cell table:style-name="ce3" table:formula="of:=-(([.B46]+[.B47])/2*([.A46]-[.A47])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667" calcext:value-type="float">
            <text:p>0.0667</text:p>
          </table:table-cell>
          <table:table-cell office:value-type="float" office:value="0.4667" calcext:value-type="float">
            <text:p>0.4667</text:p>
          </table:table-cell>
          <table:table-cell table:style-name="ce3" table:formula="of:=-(([.B47]+[.B48])/2*([.A47]-[.A48])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667" calcext:value-type="float">
            <text:p>0.0667</text:p>
          </table:table-cell>
          <table:table-cell office:value-type="float" office:value="0.5333" calcext:value-type="float">
            <text:p>0.5333</text:p>
          </table:table-cell>
          <table:table-cell table:style-name="ce3" table:formula="of:=-(([.B48]+[.B49])/2*([.A48]-[.A49])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667" calcext:value-type="float">
            <text:p>0.0667</text:p>
          </table:table-cell>
          <table:table-cell office:value-type="float" office:value="0.6" calcext:value-type="float">
            <text:p>0.6</text:p>
          </table:table-cell>
          <table:table-cell table:style-name="ce3" table:formula="of:=-(([.B49]+[.B50])/2*([.A49]-[.A50])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667" calcext:value-type="float">
            <text:p>0.0667</text:p>
          </table:table-cell>
          <table:table-cell office:value-type="float" office:value="0.6667" calcext:value-type="float">
            <text:p>0.6667</text:p>
          </table:table-cell>
          <table:table-cell table:style-name="ce3" table:formula="of:=-(([.B50]+[.B51])/2*([.A50]-[.A51])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667" calcext:value-type="float">
            <text:p>0.0667</text:p>
          </table:table-cell>
          <table:table-cell office:value-type="float" office:value="0.7333" calcext:value-type="float">
            <text:p>0.7333</text:p>
          </table:table-cell>
          <table:table-cell table:style-name="ce3" table:formula="of:=-(([.B51]+[.B52])/2*([.A51]-[.A52])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667" calcext:value-type="float">
            <text:p>0.0667</text:p>
          </table:table-cell>
          <table:table-cell office:value-type="float" office:value="0.8" calcext:value-type="float">
            <text:p>0.8</text:p>
          </table:table-cell>
          <table:table-cell table:style-name="ce3" table:formula="of:=-(([.B52]+[.B53])/2*([.A52]-[.A53])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667" calcext:value-type="float">
            <text:p>0.0667</text:p>
          </table:table-cell>
          <table:table-cell office:value-type="float" office:value="0.8667" calcext:value-type="float">
            <text:p>0.8667</text:p>
          </table:table-cell>
          <table:table-cell table:style-name="ce3" table:formula="of:=-(([.B53]+[.B54])/2*([.A53]-[.A54])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667" calcext:value-type="float">
            <text:p>0.0667</text:p>
          </table:table-cell>
          <table:table-cell office:value-type="float" office:value="0.9333" calcext:value-type="float">
            <text:p>0.9333</text:p>
          </table:table-cell>
          <table:table-cell table:style-name="ce3" table:formula="of:=-(([.B54]+[.B55])/2*([.A54]-[.A55])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667" calcext:value-type="float">
            <text:p>0.0667</text:p>
          </table:table-cell>
          <table:table-cell office:value-type="float" office:value="1" calcext:value-type="float">
            <text:p>1</text:p>
          </table:table-cell>
          <table:table-cell table:style-name="ce3" table:formula="of:=-(([.B55]+[.B56])/2*([.A55]-[.A56]))" office:value-type="float" office:value="0.0666" calcext:value-type="float">
            <text:p>0.0666</text:p>
          </table:table-cell>
          <table:table-cell table:number-columns-repeated="9"/>
        </table:table-row>
        <table:table-row table:style-name="ro1">
          <table:table-cell office:value-type="float" office:value="0.1333" calcext:value-type="float">
            <text:p>0.1333</text:p>
          </table:table-cell>
          <table:table-cell office:value-type="float" office:value="1" calcext:value-type="float">
            <text:p>1</text:p>
          </table:table-cell>
          <table:table-cell table:style-name="ce3" table:formula="of:=-(([.B56]+[.B57])/2*([.A56]-[.A57]))" office:value-type="float" office:value="0.0667" calcext:value-type="float">
            <text:p>0.0667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ce3" table:formula="of:=-(([.B57]+[.B58])/2*([.A57]-[.A58]))" office:value-type="float" office:value="0.0667" calcext:value-type="float">
            <text:p>0.0667</text:p>
          </table:table-cell>
          <table:table-cell table:number-columns-repeated="9"/>
        </table:table-row>
        <table:table-row table:style-name="ro1">
          <table:table-cell office:value-type="float" office:value="0.2667" calcext:value-type="float">
            <text:p>0.2667</text:p>
          </table:table-cell>
          <table:table-cell office:value-type="float" office:value="1" calcext:value-type="float">
            <text:p>1</text:p>
          </table:table-cell>
          <table:table-cell table:style-name="ce3" table:formula="of:=-(([.B58]+[.B59])/2*([.A58]-[.A59]))" office:value-type="float" office:value="0.0666" calcext:value-type="float">
            <text:p>0.0666</text:p>
          </table:table-cell>
          <table:table-cell table:number-columns-repeated="9"/>
        </table:table-row>
        <table:table-row table:style-name="ro1"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style-name="ce3" table:formula="of:=-(([.B59]+[.B60])/2*([.A59]-[.A60]))" office:value-type="float" office:value="0.0667" calcext:value-type="float">
            <text:p>0.0667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style-name="ce3" table:formula="of:=-(([.B60]+[.B61])/2*([.A60]-[.A61]))" office:value-type="float" office:value="0.0667" calcext:value-type="float">
            <text:p>0.0667</text:p>
          </table:table-cell>
          <table:table-cell table:number-columns-repeated="9"/>
        </table:table-row>
        <table:table-row table:style-name="ro1">
          <table:table-cell office:value-type="float" office:value="0.4667" calcext:value-type="float">
            <text:p>0.4667</text:p>
          </table:table-cell>
          <table:table-cell office:value-type="float" office:value="1" calcext:value-type="float">
            <text:p>1</text:p>
          </table:table-cell>
          <table:table-cell table:style-name="ce3" table:formula="of:=-(([.B61]+[.B62])/2*([.A61]-[.A62]))" office:value-type="float" office:value="0.0666" calcext:value-type="float">
            <text:p>0.0666</text:p>
          </table:table-cell>
          <table:table-cell table:number-columns-repeated="9"/>
        </table:table-row>
        <table:table-row table:style-name="ro1">
          <table:table-cell office:value-type="float" office:value="0.5333" calcext:value-type="float">
            <text:p>0.5333</text:p>
          </table:table-cell>
          <table:table-cell office:value-type="float" office:value="1" calcext:value-type="float">
            <text:p>1</text:p>
          </table:table-cell>
          <table:table-cell table:style-name="ce3" table:formula="of:=-(([.B62]+[.B63])/2*([.A62]-[.A63]))" office:value-type="float" office:value="0.0667000000000001" calcext:value-type="float">
            <text:p>0.0667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style-name="ce3" table:formula="of:=-(([.B63]+[.B64])/2*([.A63]-[.A64]))" office:value-type="float" office:value="0.0667" calcext:value-type="float">
            <text:p>0.0667</text:p>
          </table:table-cell>
          <table:table-cell table:number-columns-repeated="9"/>
        </table:table-row>
        <table:table-row table:style-name="ro1"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style-name="ce3" table:formula="of:=-(([.B64]+[.B65])/2*([.A64]-[.A65]))" office:value-type="float" office:value="0.0666" calcext:value-type="float">
            <text:p>0.0666</text:p>
          </table:table-cell>
          <table:table-cell table:number-columns-repeated="9"/>
        </table:table-row>
        <table:table-row table:style-name="ro1">
          <table:table-cell office:value-type="float" office:value="0.7333" calcext:value-type="float">
            <text:p>0.7333</text:p>
          </table:table-cell>
          <table:table-cell office:value-type="float" office:value="1" calcext:value-type="float">
            <text:p>1</text:p>
          </table:table-cell>
          <table:table-cell table:style-name="ce3" table:formula="of:=-(([.B65]+[.B66])/2*([.A65]-[.A66]))" office:value-type="float" office:value="0.0667" calcext:value-type="float">
            <text:p>0.0667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3" table:formula="of:=-(([.B66]+[.B67])/2*([.A66]-[.A67]))" office:value-type="float" office:value="0.0667" calcext:value-type="float">
            <text:p>0.0667</text:p>
          </table:table-cell>
          <table:table-cell table:number-columns-repeated="9"/>
        </table:table-row>
        <table:table-row table:style-name="ro1">
          <table:table-cell office:value-type="float" office:value="0.8667" calcext:value-type="float">
            <text:p>0.8667</text:p>
          </table:table-cell>
          <table:table-cell office:value-type="float" office:value="1" calcext:value-type="float">
            <text:p>1</text:p>
          </table:table-cell>
          <table:table-cell table:style-name="ce3" table:formula="of:=-(([.B67]+[.B68])/2*([.A67]-[.A68]))" office:value-type="float" office:value="0.0666" calcext:value-type="float">
            <text:p>0.0666</text:p>
          </table:table-cell>
          <table:table-cell table:number-columns-repeated="9"/>
        </table:table-row>
        <table:table-row table:style-name="ro1">
          <table:table-cell office:value-type="float" office:value="0.9333" calcext:value-type="float">
            <text:p>0.9333</text:p>
          </table:table-cell>
          <table:table-cell office:value-type="float" office:value="1" calcext:value-type="float">
            <text:p>1</text:p>
          </table:table-cell>
          <table:table-cell table:style-name="ce3" table:formula="of:=-(([.B68]+[.B69])/2*([.A68]-[.A69]))" office:value-type="float" office:value="0.0667" calcext:value-type="float">
            <text:p>0.066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table:number-columns-repeated="9"/>
        </table:table-row>
        <table:table-row table:style-name="ro1">
          <table:table-cell table:style-name="Default" table:number-columns-repeated="2"/>
          <table:table-cell table:formula="of:=SUM([.C39:.C69])" office:value-type="float" office:value="0.95998" calcext:value-type="float">
            <text:p>0.9599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2:57:38.253998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6:38:55.979784315</meta:creation-date>
    <dc:date>2016-06-30T13:09:30.731600116</dc:date>
    <meta:editing-duration>PT23H39S</meta:editing-duration>
    <meta:editing-cycles>4</meta:editing-cycles>
    <meta:generator>LibreOffice/4.2.8.2$Linux_X86_64 LibreOffice_project/420m0$Build-2</meta:generator>
    <meta:document-statistic meta:table-count="1" meta:cell-count="236" meta:object-count="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72cm" svg:height="9cm" xlink:href=".." xlink:type="simple" chart:class="chart:scatter" chart:style-name="ch1">
        <chart:title svg:x="0.182cm" svg:y="0.316cm" chart:style-name="ch2">
          <text:p>Area Under Curve - Receiver Operating Characteristic</text:p>
        </chart:title>
        <chart:plot-area chart:style-name="ch3" table:cell-range-address="Sheet1.A1:Sheet1.B31" svg:x="1.236cm" svg:y="1.301cm" svg:width="9.811cm" svg:height="6.538cm">
          <chartooo:coordinate-region svg:x="1.963cm" svg:y="1.5cm" svg:width="8.99cm" svg:height="5.692cm"/>
          <chart:axis chart:dimension="x" chart:name="primary-x" chart:style-name="ch4">
            <chart:title svg:x="4.695cm" svg:y="8.019cm" chart:style-name="ch5">
              <text:p>False Positive Rate</text:p>
            </chart:title>
          </chart:axis>
          <chart:axis chart:dimension="y" chart:name="primary-y" chart:style-name="ch4">
            <chart:title svg:x="0.451cm" svg:y="5.937cm" chart:style-name="ch6">
              <text:p>True Positive Rate</text:p>
            </chart:title>
            <chart:grid chart:style-name="ch7" chart:class="major"/>
          </chart:axis>
          <chart:series chart:style-name="ch8" chart:values-cell-range-address="Sheet1.B1:Sheet1.B31" chart:class="chart:scatter">
            <chart:domain table:cell-range-address="Sheet1.A1:Sheet1.A31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31</svg:desc>
                </draw:g>
              </table:table-cell>
              <table:table-cell office:value-type="float" office:value="1">
                <text:p>1</text:p>
                <draw:g>
                  <svg:desc>Sheet1.B1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3">
                <text:p>0.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7">
                <text:p>0.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3">
                <text:p>0.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33">
                <text:p>0.733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7">
                <text:p>0.667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7">
                <text:p>0.667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3">
                <text:p>0.5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7">
                <text:p>0.4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">
                <text:p>0.4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">
                <text:p>0.333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7">
                <text:p>0.267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">
                <text:p>0.2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3">
                <text:p>0.133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7">
                <text:p>0.067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7">
                <text:p>0.0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7">
                <text:p>0.067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7">
                <text:p>0.067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7">
                <text:p>0.0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7">
                <text:p>0.067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07cm" svg:height="9.092cm" xlink:href=".." xlink:type="simple" chart:class="chart:scatter" chart:style-name="ch1">
        <chart:title svg:x="3.443cm" svg:y="0.317cm" chart:style-name="ch2">
          <text:p>Smoothed AUC-ROC</text:p>
        </chart:title>
        <chart:plot-area chart:style-name="ch3" table:cell-range-address="Sheet1.J1:Sheet1.K15" svg:x="1.235cm" svg:y="1.303cm" svg:width="9.748cm" svg:height="6.627cm">
          <chartooo:coordinate-region svg:x="1.962cm" svg:y="1.502cm" svg:width="8.927cm" svg:height="5.781cm"/>
          <chart:axis chart:dimension="x" chart:name="primary-x" chart:style-name="ch4">
            <chart:title svg:x="4.663cm" svg:y="8.111cm" chart:style-name="ch5">
              <text:p>False Positive Rate</text:p>
            </chart:title>
          </chart:axis>
          <chart:axis chart:dimension="y" chart:name="primary-y" chart:style-name="ch4">
            <chart:title svg:x="0.451cm" svg:y="5.983cm" chart:style-name="ch6">
              <text:p>True Positive Rate</text:p>
            </chart:title>
            <chart:grid chart:style-name="ch7" chart:class="major"/>
          </chart:axis>
          <chart:series chart:style-name="ch8" chart:values-cell-range-address="Sheet1.K1:Sheet1.K15" chart:class="chart:scatter">
            <chart:domain table:cell-range-address="Sheet1.J1:Sheet1.J15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J1:Sheet1.J15</svg:desc>
                </draw:g>
              </table:table-cell>
              <table:table-cell office:value-type="float" office:value="1">
                <text:p>1</text:p>
                <draw:g>
                  <svg:desc>Sheet1.K1:Sheet1.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3">
                <text:p>0.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7">
                <text:p>0.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3">
                <text:p>0.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7">
                <text:p>0.667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3">
                <text:p>0.333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7">
                <text:p>0.067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79cm" svg:height="9.404cm" xlink:href=".." xlink:type="simple" chart:class="chart:scatter" chart:style-name="ch1">
        <chart:title svg:x="0.135cm" svg:y="0.324cm" chart:style-name="ch2">
          <text:p>Area Under Curve - Receiver Operating Characteristic</text:p>
        </chart:title>
        <chart:plot-area chart:style-name="ch3" table:cell-range-address="Sheet1.A39:Sheet1.B69" svg:x="1.234cm" svg:y="1.317cm" svg:width="9.722cm" svg:height="6.918cm">
          <chartooo:coordinate-region svg:x="1.961cm" svg:y="1.516cm" svg:width="8.901cm" svg:height="6.072cm"/>
          <chart:axis chart:dimension="x" chart:name="primary-x" chart:style-name="ch4">
            <chart:title svg:x="4.649cm" svg:y="8.423cm" chart:style-name="ch5">
              <text:p>False Positive Rate</text:p>
            </chart:title>
          </chart:axis>
          <chart:axis chart:dimension="y" chart:name="primary-y" chart:style-name="ch4">
            <chart:title svg:x="0.451cm" svg:y="6.143cm" chart:style-name="ch6">
              <text:p>True Positive Rate</text:p>
            </chart:title>
            <chart:grid chart:style-name="ch7" chart:class="major"/>
          </chart:axis>
          <chart:series chart:style-name="ch8" chart:values-cell-range-address="Sheet1.B39:Sheet1.B69" chart:class="chart:scatter">
            <chart:domain table:cell-range-address="Sheet1.A39:Sheet1.A69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9:Sheet1.A69</svg:desc>
                </draw:g>
              </table:table-cell>
              <table:table-cell office:value-type="float" office:value="0">
                <text:p>0</text:p>
                <draw:g>
                  <svg:desc>Sheet1.B39:Sheet1.B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667">
                <text:p>0.0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333">
                <text:p>0.1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2667">
                <text:p>0.2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67">
                <text:p>0.0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67">
                <text:p>0.0667</text:p>
              </table:table-cell>
              <table:table-cell office:value-type="float" office:value="0.4667">
                <text:p>0.4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67">
                <text:p>0.0667</text:p>
              </table:table-cell>
              <table:table-cell office:value-type="float" office:value="0.5333">
                <text:p>0.5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7">
                <text:p>0.0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7">
                <text:p>0.0667</text:p>
              </table:table-cell>
              <table:table-cell office:value-type="float" office:value="0.6667">
                <text:p>0.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67">
                <text:p>0.0667</text:p>
              </table:table-cell>
              <table:table-cell office:value-type="float" office:value="0.7333">
                <text:p>0.7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67">
                <text:p>0.06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67">
                <text:p>0.0667</text:p>
              </table:table-cell>
              <table:table-cell office:value-type="float" office:value="0.8667">
                <text:p>0.8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7">
                <text:p>0.0667</text:p>
              </table:table-cell>
              <table:table-cell office:value-type="float" office:value="0.9333">
                <text:p>0.9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7">
                <text:p>0.0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33">
                <text:p>0.1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67">
                <text:p>0.2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33">
                <text:p>0.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67">
                <text:p>0.4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33">
                <text:p>0.5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667">
                <text:p>0.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333">
                <text:p>0.7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667">
                <text:p>0.8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333">
                <text:p>0.9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